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98097229094879" text:style-name="L1">
        <text:list-header>
          <text:p text:style-name="P1">Basic Requirements of profile page</text:p>
          <text:p text:style-name="P1"/>
        </text:list-header>
        <text:list-item>
          <text:p text:style-name="P1">Profile Picture</text:p>
        </text:list-item>
        <text:list-item>
          <text:p text:style-name="P1">Name</text:p>
        </text:list-item>
        <text:list-item>
          <text:p text:style-name="P1">bio</text:p>
        </text:list-item>
        <text:list-item>
          <text:p text:style-name="P1">friends</text:p>
        </text:list-item>
        <text:list-item>
          <text:p text:style-name="P1">likes</text:p>
        </text:list-item>
        <text:list-item>
          <text:p text:style-name="P1">hobbies</text:p>
        </text:list-item>
        <text:list-item>
          <text:p text:style-name="P1">personal details</text:p>
        </text:list-item>
        <text:list-item>
          <text:p text:style-name="P1">links to personal profile of different services(fb, twitter, github,email,linkedin)</text:p>
        </text:list-item>
        <text:list-item>
          <text:p text:style-name="P1">current job</text:p>
        </text:list-item>
        <text:list-item>
          <text:p text:style-name="P1">current loc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ket Mishra</meta:initial-creator>
    <meta:creation-date>2018-08-07T16:19:58.50</meta:creation-date>
    <meta:generator>OpenOffice/4.1.1$Win32 OpenOffice.org_project/411m6$Build-9775</meta:generator>
    <dc:date>2018-08-07T19:47:49.27</dc:date>
    <dc:creator>Sanket Mishra</dc:creator>
    <meta:editing-duration>PT3H19M21S</meta:editing-duration>
    <meta:editing-cycles>4</meta:editing-cycles>
    <meta:document-statistic meta:table-count="0" meta:image-count="0" meta:object-count="0" meta:page-count="1" meta:paragraph-count="11" meta:word-count="37" meta:character-count="222"/>
  </office:meta>
</office:document-meta>
</file>